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5cm" fo:margin-left="0cm" table:align="left"/>
    </style:style>
    <style:style style:name="Tableau1.A" style:family="table-column">
      <style:table-column-properties style:column-width="4.397cm"/>
    </style:style>
    <style:style style:name="Tableau1.D" style:family="table-column">
      <style:table-column-properties style:column-width="4.403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language="fr" fo:country="FR" officeooo:rsid="0000b4cf" officeooo:paragraph-rsid="0000b4cf"/>
    </style:style>
    <style:style style:name="P2" style:family="paragraph" style:parent-style-name="Standard">
      <style:text-properties fo:language="fr" fo:country="FR" officeooo:rsid="00029c4f" officeooo:paragraph-rsid="00029c4f"/>
    </style:style>
    <style:style style:name="P3" style:family="paragraph" style:parent-style-name="Standard">
      <style:text-properties fo:language="fr" fo:country="FR" officeooo:rsid="00030edb" officeooo:paragraph-rsid="00030edb"/>
    </style:style>
    <style:style style:name="P4" style:family="paragraph" style:parent-style-name="Standard">
      <style:text-properties fo:language="fr" fo:country="FR" officeooo:rsid="000c3330" officeooo:paragraph-rsid="000c3330"/>
    </style:style>
    <style:style style:name="P5" style:family="paragraph" style:parent-style-name="Standard">
      <style:text-properties fo:language="fr" fo:country="FR" officeooo:rsid="000c9e37" officeooo:paragraph-rsid="000c9e37"/>
    </style:style>
    <style:style style:name="P6" style:family="paragraph" style:parent-style-name="Standard">
      <style:text-properties fo:language="fr" fo:country="FR" officeooo:rsid="001327bd" officeooo:paragraph-rsid="001327bd"/>
    </style:style>
    <style:style style:name="P7" style:family="paragraph" style:parent-style-name="Standard">
      <style:text-properties fo:language="fr" fo:country="FR" officeooo:rsid="001a350e" officeooo:paragraph-rsid="001a350e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b95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9c4f" officeooo:paragraph-rsid="00029c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9c07" officeooo:paragraph-rsid="00039c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7192" officeooo:paragraph-rsid="000e71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solid" style:text-line-through-type="single" style:font-name="Liberation Serif" fo:font-size="12pt" fo:font-style="normal" fo:text-shadow="none" style:text-underline-style="none" fo:font-weight="normal" officeooo:rsid="00039c07" officeooo:paragraph-rsid="0004b6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solid" style:text-line-through-type="single" style:font-name="Liberation Serif" fo:font-size="12pt" fo:font-style="normal" fo:text-shadow="none" style:text-underline-style="none" fo:font-weight="normal" officeooo:rsid="00039c07" officeooo:paragraph-rsid="000506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solid" style:text-line-through-type="single" style:font-name="Liberation Serif" fo:font-size="12pt" fo:font-style="normal" fo:text-shadow="none" style:text-underline-style="none" fo:font-weight="normal" officeooo:rsid="00039c07" officeooo:paragraph-rsid="000577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solid" style:text-line-through-type="single" style:font-name="Liberation Serif" fo:font-size="12pt" fo:font-style="normal" fo:text-shadow="none" style:text-underline-style="none" fo:font-weight="normal" officeooo:rsid="00039c07" officeooo:paragraph-rsid="0005b4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solid" style:text-line-through-type="single" style:font-name="Liberation Serif" fo:font-size="12pt" fo:font-style="normal" fo:text-shadow="none" style:text-underline-style="none" fo:font-weight="normal" officeooo:rsid="00039c07" officeooo:paragraph-rsid="00063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04b676"/>
    </style:style>
    <style:style style:name="T3" style:family="text">
      <style:text-properties style:text-line-through-style="none" style:text-line-through-type="none" officeooo:rsid="000506a9"/>
    </style:style>
    <style:style style:name="T4" style:family="text">
      <style:text-properties style:text-line-through-style="none" style:text-line-through-type="none" officeooo:rsid="000577b6"/>
    </style:style>
    <style:style style:name="T5" style:family="text">
      <style:text-properties style:text-line-through-style="none" style:text-line-through-type="none" officeooo:rsid="0005b42d"/>
    </style:style>
    <style:style style:name="T6" style:family="text">
      <style:text-properties style:text-line-through-style="none" style:text-line-through-type="none" officeooo:rsid="000638a6"/>
    </style:style>
    <style:style style:name="T7" style:family="text">
      <style:text-properties style:text-line-through-style="none" style:text-line-through-type="none" officeooo:rsid="000695af"/>
    </style:style>
    <style:style style:name="T8" style:family="text">
      <style:text-properties officeooo:rsid="000577b6"/>
    </style:style>
    <style:style style:name="T9" style:family="text">
      <style:text-properties officeooo:rsid="0007d7f1"/>
    </style:style>
    <style:style style:name="T10" style:family="text">
      <style:text-properties officeooo:rsid="000b951d"/>
    </style:style>
    <style:style style:name="T11" style:family="text">
      <style:text-properties officeooo:rsid="000bb348"/>
    </style:style>
    <style:style style:name="T12" style:family="text">
      <style:text-properties officeooo:rsid="00102b20"/>
    </style:style>
    <style:style style:name="T13" style:family="text">
      <style:text-properties officeooo:rsid="0010f4ba"/>
    </style:style>
    <style:style style:name="T14" style:family="text">
      <style:text-properties officeooo:rsid="001327bd"/>
    </style:style>
    <style:style style:name="T15" style:family="text">
      <style:text-properties officeooo:rsid="0015dc44"/>
    </style:style>
    <style:style style:name="T16" style:family="text">
      <style:text-properties officeooo:rsid="001771dc"/>
    </style:style>
    <style:style style:name="T17" style:family="text">
      <style:text-properties officeooo:rsid="001a4a3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Équilibre alimentaire sur la semaine </text:p>
      <text:p text:style-name="P1"/>
      <text:p text:style-name="P1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10">Petit dej</text:p>
          </table:table-cell>
          <table:table-cell table:style-name="Tableau1.A1" office:value-type="string">
            <text:p text:style-name="P10">dej</text:p>
          </table:table-cell>
          <table:table-cell table:style-name="Tableau1.A1" office:value-type="string">
            <text:p text:style-name="P10">gouter</text:p>
          </table:table-cell>
          <table:table-cell table:style-name="Tableau1.D1" office:value-type="string">
            <text:p text:style-name="P10">diner</text:p>
          </table:table-cell>
        </table:table-row>
        <table:table-row>
          <table:table-cell table:style-name="Tableau1.A2" office:value-type="string">
            <text:p text:style-name="P11">-Fruit Vraie et BIO</text:p>
            <text:p text:style-name="P13">jus<text:span text:style-name="T1"> →</text:span><text:span text:style-name="T4"> eau</text:span></text:p>
            <text:p text:style-name="P14"><text:span text:style-name="T1">- </text:span><text:span text:style-name="T2">laitage </text:span><text:span text:style-name="T3">(lait, fromage, yaourt)</text:span></text:p>
            <text:p text:style-name="P14"><text:span text:style-name="T3">- céréale complètes bio au levain</text:span></text:p>
            <text:p text:style-name="P15"><text:span text:style-name="T3">- </text:span><text:span text:style-name="T4">beurre / confiture / </text:span><text:span text:style-name="T6">miel</text:span></text:p>
            <text:p text:style-name="P15"><text:span text:style-name="T4">- </text:span><text:span text:style-name="T8">Nutella</text:span><text:span text:style-name="T4"> → patte à tartiner </text:span></text:p>
            <text:p text:style-name="P17"><text:span text:style-name="T4">- excitant (café, thé vert) <text:s/>bio et eco-responsable </text:span><text:span text:style-name="T6">sans sucre </text:span></text:p>
            <text:p text:style-name="P16"><text:span text:style-name="T4">- </text:span><text:span text:style-name="T5">1 ou 2 matin par semaine faire un petit dej salée</text:span><text:span text:style-name="T4"> </text:span></text:p>
            <text:p text:style-name="P16"><text:span text:style-name="T4">- </text:span><text:span text:style-name="T7">sucre roux bio meilleur </text:span></text:p>
          </table:table-cell>
          <table:table-cell table:style-name="Tableau1.A2" office:value-type="string">
            <text:p text:style-name="P9">- <text:span text:style-name="T9">Crudités (au début du repas) mais sauce vinaigrette la faire avec 2 huile plus échalote, ail , persil par exemple</text:span></text:p>
            <text:p text:style-name="P9">- <text:span text:style-name="T10">3 noix</text:span></text:p>
            <text:p text:style-name="P9"><text:span text:style-name="T9">- féculent + légume </text:span></text:p>
            <text:p text:style-name="P9"><text:span text:style-name="T9">- viande, poisson, œuf <text:s text:c="2"/></text:span></text:p>
            <text:p text:style-name="P8">- <text:span text:style-name="T11">laitage</text:span></text:p>
            <text:p text:style-name="P8">- <text:span text:style-name="T11">fruit </text:span></text:p>
            <text:p text:style-name="P8">- <text:span text:style-name="T13">eau</text:span></text:p>
          </table:table-cell>
          <table:table-cell table:style-name="Tableau1.A2" office:value-type="string">
            <text:p text:style-name="P8">- <text:span text:style-name="T12">fruit (banane)</text:span></text:p>
            <text:p text:style-name="P8">- <text:span text:style-name="T12">pain + chocolat (noire)</text:span></text:p>
            <text:p text:style-name="P8">- <text:span text:style-name="T13">eau </text:span></text:p>
          </table:table-cell>
          <table:table-cell table:style-name="Tableau1.D2" office:value-type="string">
            <text:p text:style-name="P12">Même choses qu’au déjeuner </text:p>
            <text:p text:style-name="P12">- <text:span text:style-name="T13">eau <text:s/></text:span></text:p>
          </table:table-cell>
        </table:table-row>
      </table:table>
      <text:p text:style-name="P1"/>
      <text:p text:style-name="P2">jeune intermittent bon pour la santé quand il n’y a plus de croissance </text:p>
      <text:p text:style-name="P3">pas alimenté le matin = capacité intellectuel réduite </text:p>
      <text:p text:style-name="P4">manger avocat</text:p>
      <text:p text:style-name="P4">et myrtille c anti cancer </text:p>
      <text:p text:style-name="P5">boire eau pendant les repas</text:p>
      <text:p text:style-name="P5"/>
      <text:p text:style-name="P6">produit a manger quotidiennement :</text:p>
      <text:p text:style-name="P6">- noix</text:p>
      <text:p text:style-name="P6">-bulbe</text:p>
      <text:p text:style-name="P6">- huile olive colza </text:p>
      <text:p text:style-name="P5">- <text:span text:style-name="T14">herbes</text:span></text:p>
      <text:p text:style-name="P5">- <text:span text:style-name="T14">épices</text:span></text:p>
      <text:p text:style-name="P5">- <text:span text:style-name="T15">fruit rouge</text:span></text:p>
      <text:p text:style-name="P5">- <text:span text:style-name="T16">graine de lin</text:span></text:p>
      <text:p text:style-name="P5"/>
      <text:p text:style-name="P7">a bannir absolument :</text:p>
      <text:p text:style-name="P7">- bannir trop de viande rouge</text:p>
      <text:p text:style-name="P7">- bannir le chaud max 45 °C</text:p>
      <text:p text:style-name="P7">- le sel</text:p>
      <text:p text:style-name="P7">- <text:span text:style-name="T17">alcool</text:span></text:p>
      <text:p text:style-name="P7">- <text:span text:style-name="T17">tous se qui n’est pas bio</text:span></text:p>
      <text:p text:style-name="P7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3-05-16T10:19:44.573000000</dc:date>
    <meta:editing-duration>PT1H15M8S</meta:editing-duration>
    <meta:editing-cycles>28</meta:editing-cycles>
    <meta:document-statistic meta:table-count="1" meta:image-count="0" meta:object-count="0" meta:page-count="1" meta:paragraph-count="45" meta:word-count="206" meta:character-count="1043" meta:non-whitespace-character-count="863"/>
  </office:meta>
</office:document-meta>
</file>